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7cf" officeooo:paragraph-rsid="001ba7cf"/>
    </style:style>
    <style:style style:name="P2" style:family="paragraph" style:parent-style-name="Standard">
      <style:text-properties officeooo:rsid="001e8f38" officeooo:paragraph-rsid="001e8f38"/>
    </style:style>
    <style:style style:name="P3" style:family="paragraph" style:parent-style-name="Standard">
      <style:text-properties officeooo:rsid="001f5542" officeooo:paragraph-rsid="001f5542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ba7cf" officeooo:paragraph-rsid="001ba7cf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f5542" officeooo:paragraph-rsid="001f5542"/>
    </style:style>
    <style:style style:name="T1" style:family="text">
      <style:text-properties officeooo:rsid="001e8f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use GIT in ubuntu</text:p>
      <text:p text:style-name="P1"><text:s/></text:p>
      <text:p text:style-name="P1">first install the the latest version of GIT using the command line Like “sudo apt-get install git”</text:p>
      <text:p text:style-name="P1"/>
      <text:p text:style-name="P1">and then go to your git hub website and create a new repo according to your project name</text:p>
      <text:p text:style-name="P1"/>
      <text:p text:style-name="P1">and in the desktop open you project folder and run the below command</text:p>
      <text:p text:style-name="P1"/>
      <text:p text:style-name="P1">-”git init”</text:p>
      <text:p text:style-name="P1">-”git remote add origin http:.............................”</text:p>
      <text:p text:style-name="P1"/>
      <text:p text:style-name="P1"/>
      <text:p text:style-name="P1">after that you are able to chek the add and fetch option using the below command</text:p>
      <text:p text:style-name="P1"/>
      <text:p text:style-name="P1">-git remote -v</text:p>
      <text:p text:style-name="P1">-get add .</text:p>
      <text:p text:style-name="P1"/>
      <text:p text:style-name="P1">-”git commit -m “some message”</text:p>
      <text:p text:style-name="P1">-”git push origin master”</text:p>
      <text:p text:style-name="P1"/>
      <text:p text:style-name="P1">TO SUBMIT A PROJECT FOLDER THERE IS ONLY SIX STEP:</text:p>
      <text:p text:style-name="P1"/>
      <text:p text:style-name="P1">1.”git init”</text:p>
      <text:p text:style-name="P1">2.”git remote add origin https://............................”</text:p>
      <text:p text:style-name="P1">3.”git remote <text:s/>-v”</text:p>
      <text:p text:style-name="P1">-<text:span text:style-name="T1">&gt; to check the status of the git file which you havenot submitted then run this command</text:span></text:p>
      <text:p text:style-name="P2"><text:tab/>“git stauts”</text:p>
      <text:p text:style-name="P1">4.”git add .”</text:p>
      <text:p text:style-name="P1">5.”git commit -m “message of commit”</text:p>
      <text:p text:style-name="P1">6.”git push origin master”</text:p>
      <text:p text:style-name="P1"><text:s/></text:p>
      <text:p text:style-name="P1">that’s it.</text:p>
      <text:p text:style-name="P1"/>
      <text:p text:style-name="P1"/>
      <text:p text:style-name="P1">TO GET THE PROJECT FOLDER FROM THE GITHUB FILE AND WORKON IT.</text:p>
      <text:p text:style-name="P1"/>
      <text:p text:style-name="P1">1.”git clone https://..............................”</text:p>
      <text:p text:style-name="P1">2. “code .” to open the editor</text:p>
      <text:p text:style-name="P1">3.”git status”</text:p>
      <text:p text:style-name="P1">4.”git add”</text:p>
      <text:p text:style-name="P1"/>
      <text:p text:style-name="P1">and rest of command you know well</text:p>
      <text:p text:style-name="P1"/>
      <text:p text:style-name="P1">thanks and happy codding..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live example</text:p>
      <text:p text:style-name="P3"/>
      <text:p text:style-name="P3">wishvanath@wishvanath-R428-R439:~/Desktop/testApp$ git init</text:p>
      <text:p text:style-name="P3">Initialized empty Git repository in /home/wishvanath/Desktop/testApp/.git/</text:p>
      <text:p text:style-name="P3">wishvanath@wishvanath-R428-R439:~/Desktop/testApp$ git remote add origin https://github.com/Wishvanath/testApp.gitwishvanath@wishvanath-R428-R439:~/Desktop/testApp$ git remote -v</text:p>
      <text:p text:style-name="P3">origin <text:s/>https://github.com/Wishvanath/testApp.git (fetch)</text:p>
      <text:p text:style-name="P3">origin <text:s/>https://github.com/Wishvanath/testApp.git (push)</text:p>
      <text:p text:style-name="P3">wishvanath@wishvanath-R428-R439:~/Desktop/testApp$ git status</text:p>
      <text:p text:style-name="P3">On branch master</text:p>
      <text:p text:style-name="P3"/>
      <text:p text:style-name="P3">No commits yet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s text:c="8"/>index.html</text:p>
      <text:p text:style-name="P3"/>
      <text:p text:style-name="P3">nothing added to commit but untracked files present (use "git add" to track)</text:p>
      <text:p text:style-name="P3">wishvanath@wishvanath-R428-R439:~/Desktop/testApp$ git add .</text:p>
      <text:p text:style-name="P3">wishvanath@wishvanath-R428-R439:~/Desktop/testApp$ git status</text:p>
      <text:p text:style-name="P3">On branch master</text:p>
      <text:p text:style-name="P3"/>
      <text:p text:style-name="P3">No commits yet</text:p>
      <text:p text:style-name="P3"/>
      <text:p text:style-name="P3">Changes to be committed:</text:p>
      <text:p text:style-name="P3"><text:s text:c="2"/>(use "git rm --cached &lt;file&gt;..." to unstage)</text:p>
      <text:p text:style-name="P3"/>
      <text:p text:style-name="P3"><text:s text:c="8"/>new file: <text:s text:c="2"/>index.html</text:p>
      <text:p text:style-name="P3"/>
      <text:p text:style-name="P3">wishvanath@wishvanath-R428-R439:~/Desktop/testApp$ git commit -m "fist commit"</text:p>
      <text:p text:style-name="P3"/>
      <text:p text:style-name="P3">*** Please tell me who you are.</text:p>
      <text:p text:style-name="P3"/>
      <text:p text:style-name="P3">Run</text:p>
      <text:p text:style-name="P3"/>
      <text:p text:style-name="P3"><text:s text:c="2"/>git config --global user.email "you@example.com"</text:p>
      <text:p text:style-name="P3"><text:s text:c="2"/>git config --global user.name "Your Name"</text:p>
      <text:p text:style-name="P3"/>
      <text:p text:style-name="P3">to set your account's default identity.</text:p>
      <text:p text:style-name="P3">Omit --global to set the identity only in this repository.</text:p>
      <text:p text:style-name="P3"/>
      <text:p text:style-name="P3">fatal: unable to auto-detect email address (got 'wishvanath@wishvanath-R428-R439.(none)')</text:p>
      <text:p text:style-name="P3">wishvanath@wishvanath-R428-R439:~/Desktop/testApp$ git config --global user.email "anandwishvanath@gmail.com"</text:p>
      <text:p text:style-name="P3">wishvanath@wishvanath-R428-R439:~/Desktop/testApp$ git config --global user.name Wishvanath</text:p>
      <text:p text:style-name="P3">wishvanath@wishvanath-R428-R439:~/Desktop/testApp$ git commit -m "first commit"</text:p>
      <text:p text:style-name="P3">[master (root-commit) 3d3b670] first commit</text:p>
      <text:p text:style-name="P3"><text:s/>1 file changed, 13 insertions(+)</text:p>
      <text:p text:style-name="P3"><text:s/>create mode 100644 index.html</text:p>
      <text:p text:style-name="P3">wishvanath@wishvanath-R428-R439:~/Desktop/testApp$ git push origin master</text:p>
      <text:p text:style-name="P3">Username for 'https://github.com': Wishvanath</text:p>
      <text:p text:style-name="P3">Password for 'https://Wishvanath@github.com':</text:p>
      <text:p text:style-name="P3">Counting objects: 3, done.</text:p>
      <text:p text:style-name="P3">Delta compression using up to 4 threads.</text:p>
      <text:p text:style-name="P3">Compressing objects: 100% (2/2), done.</text:p>
      <text:p text:style-name="P3"><text:soft-page-break/>Writing objects: 100% (3/3), 419 bytes | 419.00 KiB/s, done.</text:p>
      <text:p text:style-name="P3">Total 3 (delta 0), reused 0 (delta 0)</text:p>
      <text:p text:style-name="P3">To https://github.com/Wishvanath/testApp.git</text:p>
      <text:p text:style-name="P3"><text:s/>* [new branch] <text:s text:c="5"/>master -&gt; master</text:p>
      <text:p text:style-name="P3">wishvanath@wishvanath-R428-R439:~/Desktop/testApp$ git status</text:p>
      <text:p text:style-name="P3">On branch master</text:p>
      <text:p text:style-name="P3">nothing to commit, working tree cl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06:50.787098795</meta:creation-date>
    <dc:date>2018-07-24T11:29:42.868719040</dc:date>
    <meta:editing-duration>PT1M5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77" meta:word-count="425" meta:character-count="3352" meta:non-whitespace-character-count="2968"/>
  </office:meta>
</office:document-meta>
</file>